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c28" officeooo:paragraph-rsid="000fbc28" style:font-weight-asian="bold" style:font-weight-complex="bold"/>
    </style:style>
    <style:style style:name="P2" style:family="paragraph" style:parent-style-name="Standard">
      <style:text-properties fo:font-weight="bold" officeooo:rsid="001093e2" officeooo:paragraph-rsid="001093e2" style:font-weight-asian="bold" style:font-weight-complex="bold"/>
    </style:style>
    <style:style style:name="P3" style:family="paragraph" style:parent-style-name="Standard">
      <style:text-properties fo:font-weight="bold" officeooo:rsid="0011060a" officeooo:paragraph-rsid="0011060a" style:font-weight-asian="bold" style:font-weight-complex="bold"/>
    </style:style>
    <style:style style:name="P4" style:family="paragraph" style:parent-style-name="Standard">
      <style:text-properties style:text-line-through-style="solid" style:text-line-through-type="single" fo:font-weight="bold" officeooo:rsid="0011060a" officeooo:paragraph-rsid="0011060a" style:font-weight-asian="bold" style:font-weight-complex="bold"/>
    </style:style>
    <style:style style:name="T1" style:family="text">
      <style:text-properties style:text-line-through-style="none" style:text-line-through-typ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lobal guidelines</text:p>
      <text:p text:style-name="P1">- responsiveness – not speed, but real-time user feedback</text:p>
      <text:p text:style-name="P1">- polish – the little details</text:p>
      <text:p text:style-name="P1">- targets – easy to tap &amp; avoid mistakes</text:p>
      <text:p text:style-name="P1">- content – very intuitive</text:p>
      <text:p text:style-name="P1">- controls – at the bottom of the screen</text:p>
      <text:p text:style-name="P1">- scrolling – avoid it or animate</text:p>
      <text:p text:style-name="P1"/>
      <text:p text:style-name="P1"/>
      <text:p text:style-name="P1"><text:span text:style-name="T1">Navigation models – getting around the app screens</text:span></text:p>
      <text:p text:style-name="P1"><text:span text:style-name="T1">- None: single screen utility apps ( Weather app on Iphone )</text:span></text:p>
      <text:p text:style-name="P1"><text:span text:style-name="T1">- Tab bar: three to six distinct content areas ( Twitter )</text:span></text:p>
      <text:p text:style-name="P1"><text:span text:style-name="T1">- Drill down: List and detail content hierarchy ( Settings App )</text:span></text:p>
      <text:p text:style-name="P1"><text:span text:style-name="T1"/></text:p>
      <text:p text:style-name="P1"><text:span text:style-name="T1">User input – not very easy</text:span></text:p>
      <text:p text:style-name="P1"><text:span text:style-name="T1">- Keyboard variations (text, nubmers, email, url) for each input field</text:span></text:p>
      <text:p text:style-name="P1"><text:span text:style-name="T1">- Decide which auto-complete features to be enabled for each input type</text:span></text:p>
      <text:p text:style-name="P1"><text:span text:style-name="T1">- Support landscape orientation for long typing fields</text:span></text:p>
      <text:p text:style-name="P1"><text:span text:style-name="T1"/></text:p>
      <text:p text:style-name="P1"><text:span text:style-name="T1">Gestures – power-user shortcuts</text:span></text:p>
      <text:p text:style-name="P1"><text:span text:style-name="T1">- Invisible – decide on a clever way to reveal them</text:span></text:p>
      <text:p text:style-name="P1"><text:span text:style-name="T1">- Two hands – always have controls to support on-hand operation ( map zoom )</text:span></text:p>
      <text:p text:style-name="P1"><text:span text:style-name="T1">- Not a replacement – no common user vocabulary, so have visilbe controls</text:span></text:p>
      <text:p text:style-name="P1"><text:span text:style-name="T1"/></text:p>
      <text:p text:style-name="P1"><text:span text:style-name="T1">Orientation </text:span></text:p>
      <text:p text:style-name="P1"><text:span text:style-name="T1">- Portrait is the most popular, optimize for this</text:span></text:p>
      <text:p text:style-name="P1"><text:span text:style-name="T1">- Landscape is important for typing a lot</text:span></text:p>
      <text:p text:style-name="P1"><text:span text:style-name="T1"/></text:p>
      <text:p text:style-name="P1"><text:span text:style-name="T1">Communications – letting the user know what is happening</text:span></text:p>
      <text:p text:style-name="P1"><text:span text:style-name="T1">- Provide instant feedback for every interaction</text:span></text:p>
      <text:p text:style-name="P1"><text:span text:style-name="T1">- Confirmations are much less intrusive, reponse to user actions</text:span></text:p>
      <text:p text:style-name="P1"><text:span text:style-name="T1">- Modal alerts are extremely intrusive ( use only în critical situations )</text:span></text:p>
      <text:p text:style-name="P1"><text:span text:style-name="T1"/></text:p>
      <text:p text:style-name="P1"><text:span text:style-name="T1">Launching</text:span></text:p>
      <text:p text:style-name="P1"><text:span text:style-name="T1">- Launch screen should be a content-less image of your app, not inviting the user to interact</text:span></text:p>
      <text:p text:style-name="P1"><text:span text:style-name="T1"/></text:p>
      <text:p text:style-name="P1"><text:span text:style-name="T1">First impresion</text:span></text:p>
      <text:p text:style-name="P1"><text:span text:style-name="T1">- The app icon has to complete for attention în a sea of other icons</text:span></text:p>
      <text:p text:style-name="P1"><text:span text:style-name="T1">- First launch is critical to app success</text:span></text:p>
      <text:p text:style-name="P1"><text:span text:style-name="T1"/></text:p>
      <text:p text:style-name="P1"><text:span text:style-name="T1"/></text:p>
      <text:p text:style-name="P1"><text:span text:style-name="T1">User-Centered Design and Development</text:span></text:p>
      <text:p text:style-name="P1"><text:span text:style-name="T1">1. Context – identify who the users of the product are, why they will use the product</text:span></text:p>
      <text:p text:style-name="P1"><text:span text:style-name="T1">2. Requirements – identify the granular requirements of the product</text:span></text:p>
      <text:p text:style-name="P1"><text:span text:style-name="T1">3. Design solution: an iterative process of product design and development</text:span></text:p>
      <text:p text:style-name="P1"><text:span text:style-name="T1">4. Evaluate product: usability testing to get users feedback of the product.</text:span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>Usability testing and focus groups</text:span></text:p>
      <text:p text:style-name="P1"><text:span text:style-name="T1">Usability testing – typical users are given product and test cases; users test the system and answer questionnaire. Good for verification but gives little design guidance on how to improve.</text:span></text:p>
      <text:p text:style-name="P1"><text:span text:style-name="T1"/></text:p>
      <text:p text:style-name="P1"><text:span text:style-name="T1">Focus groups – combine usability testing AND design improvements: preferred în early stages. 3-8 people <text:s/>în the room observe the product together and try use cases. Discuss problems, come up with better design. Changes made – keep the list of what was changed.</text:span></text:p>
      <text:p text:style-name="P1"><text:span text:style-name="T1"/></text:p>
      <text:p text:style-name="P1"><text:span text:style-name="T1"/></text:p>
      <text:p text:style-name="P2"><text:span text:style-name="T1">Guiding UI Design</text:span></text:p>
      <text:p text:style-name="P2"><text:span text:style-name="T1">- Use GUI design principles and patterns for overall design. Guidance is provided by some manufactures ( Apple, Microsoft)</text:span></text:p>
      <text:p text:style-name="P2"><text:span text:style-name="T1">- For implementation use available widget libraries aș much aș possible</text:span></text:p>
      <text:p text:style-name="P2"><text:span text:style-name="T1">- Use UCD for overal SE process: test often and at every stage using typical users.</text:span></text:p>
      <text:p text:style-name="P2"><text:span text:style-name="T1"/></text:p>
      <text:p text:style-name="P2"><text:span text:style-name="T1">GUI Implementation:</text:span></text:p>
      <text:p text:style-name="P2"><text:span text:style-name="T1">- Gui design principles are to be used aș a guidance and „test”. They are derived based on innate characteristics of humans sens and perception</text:span></text:p>
      <text:p text:style-name="P2"><text:span text:style-name="T1">- GUI design patterns embody experience of successful UI design.</text:span></text:p>
      <text:p text:style-name="P2"><text:span text:style-name="T1">- GUI widgets – prefabricated components used to build GUI tested for usability and/or cross-platform</text:span></text:p>
      <text:p text:style-name="P2"><text:span text:style-name="T1">- GUI design principles are embodied în GUI design patterns.</text:span></text:p>
      <text:p text:style-name="P2"><text:span text:style-name="T1"/></text:p>
      <text:p text:style-name="P2"><text:span text:style-name="T1">1. Aesthetically pleasing</text:span></text:p>
      <text:p text:style-name="P2"><text:span text:style-name="T1">-Contrast between elements</text:span></text:p>
      <text:p text:style-name="P2"><text:span text:style-name="T1">-Align screen elements and groupings</text:span></text:p>
      <text:p text:style-name="P2"><text:span text:style-name="T1">-Use colors and graphics appropiately</text:span></text:p>
      <text:p text:style-name="P2"><text:span text:style-name="T1">-Create groupings of related UI elements</text:span></text:p>
      <text:p text:style-name="P2"><text:span text:style-name="T1"/></text:p>
      <text:p text:style-name="P2"><text:span text:style-name="T1">2.Clarity – visual, conceptual, langauge</text:span></text:p>
      <text:p text:style-name="P2"><text:span text:style-name="T1"/></text:p>
      <text:p text:style-name="P2"><text:span text:style-name="T1">3.Compatibility</text:span></text:p>
      <text:p text:style-name="P2"><text:span text:style-name="T1">- with the user characteristics</text:span></text:p>
      <text:p text:style-name="P2"><text:span text:style-name="T1">- with task and job to be done</text:span></text:p>
      <text:p text:style-name="P2"><text:span text:style-name="T1">- with the product</text:span></text:p>
      <text:p text:style-name="P2"><text:span text:style-name="T1">- with rendering device</text:span></text:p>
      <text:p text:style-name="P2"><text:span text:style-name="T1"/></text:p>
      <text:p text:style-name="P2"><text:span text:style-name="T1">4.Configurability</text:span></text:p>
      <text:p text:style-name="P2"><text:span text:style-name="T1">-Allow personalization and configuration of settings</text:span></text:p>
      <text:p text:style-name="P2"><text:span text:style-name="T1">-Gives users sense of control</text:span></text:p>
      <text:p text:style-name="P2"><text:span text:style-name="T1"/></text:p>
      <text:p text:style-name="P2"><text:span text:style-name="T1">5.Consistency</text:span></text:p>
      <text:p text:style-name="P2"><text:span text:style-name="T1">-System should act, look and operate în consistent ways</text:span></text:p>
      <text:p text:style-name="P2"><text:span text:style-name="T1">-Function of elements should stay constant</text:span></text:p>
      <text:p text:style-name="P2"><text:span text:style-name="T1">-Position of standard elements should not change</text:span></text:p>
      <text:p text:style-name="P2"><text:span text:style-name="T1">-Use same font for similar level of abstraction</text:span></text:p>
      <text:p text:style-name="P2"><text:span text:style-name="T1"/></text:p>
      <text:p text:style-name="P2"><text:span text:style-name="T1"/></text:p>
      <text:p text:style-name="P3"><text:soft-page-break/><text:span text:style-name="T1">6. Control</text:span></text:p>
      <text:p text:style-name="P3"><text:span text:style-name="T1">-User controls the interaction</text:span></text:p>
      <text:p text:style-name="P3"><text:span text:style-name="T1">-Do not perform silent actions</text:span></text:p>
      <text:p text:style-name="P3"><text:span text:style-name="T1">-Actions should be capable of interruption</text:span></text:p>
      <text:p text:style-name="P4"><text:span text:style-name="T1">- Maintain user-centered context</text:span></text:p>
      <text:p text:style-name="P4"><text:span text:style-name="T1">-Allow customization, always have defaults</text:span></text:p>
      <text:p text:style-name="P4"><text:span text:style-name="T1"/></text:p>
      <text:p text:style-name="P4"><text:span text:style-name="T1">7.Context</text:span></text:p>
      <text:p text:style-name="P4"><text:span text:style-name="T1">-User should never get lost</text:span></text:p>
      <text:p text:style-name="P4"><text:span text:style-name="T1">-User should know the context all the time</text:span></text:p>
      <text:p text:style-name="P4"><text:span text:style-name="T1">-Should always be able to easy go back, and go home</text:span></text:p>
      <text:p text:style-name="P4"><text:span text:style-name="T1">- For search: always know what you search for, where you applied the search for.</text:span></text:p>
      <text:p text:style-name="P4"><text:span text:style-name="T1"/></text:p>
      <text:p text:style-name="P4"><text:span text:style-name="T1">8. Easy to understand</text:span></text:p>
      <text:p text:style-name="P4"><text:span text:style-name="T1">- Flow of actions should be easy to follow and learn, and it has to make sesnse</text:span></text:p>
      <text:p text:style-name="P4"><text:span text:style-name="T1"/></text:p>
      <text:p text:style-name="P4"><text:span text:style-name="T1">9. Efficiency</text:span></text:p>
      <text:p text:style-name="P4"><text:span text:style-name="T1">- Minimize eye and hand movements via proper screen layouts</text:span></text:p>
      <text:p text:style-name="P4"><text:span text:style-name="T1">-Anticipate user needs</text:span></text:p>
      <text:p text:style-name="P4"><text:span text:style-name="T1">-Minimize number of clicks and paths for each task</text:span></text:p>
      <text:p text:style-name="P2"><text:span text:style-name="T1"/></text:p>
      <text:p text:style-name="P3"><text:span text:style-name="T1">10. Familiarity</text:span></text:p>
      <text:p text:style-name="P3"><text:span text:style-name="T1">-Employ familiar concepts and language</text:span></text:p>
      <text:p text:style-name="P3"><text:span text:style-name="T1">-Keep the UI natural aș much aș possible</text:span></text:p>
      <text:p text:style-name="P3"><text:span text:style-name="T1">-Use real world metaphors</text:span></text:p>
      <text:p text:style-name="P3"><text:span text:style-name="T1"/></text:p>
      <text:p text:style-name="P3"><text:span text:style-name="T1">11.Functionality</text:span></text:p>
      <text:p text:style-name="P3"><text:span text:style-name="T1">-Major functions and advanced ones</text:span></text:p>
      <text:p text:style-name="P3"><text:span text:style-name="T1">-Effective functions for novices vs power users</text:span></text:p>
      <text:p text:style-name="P3"><text:span text:style-name="T1">- New functions can be automated versions of common user that could be done by other means</text:span></text:p>
      <text:p text:style-name="P3"><text:span text:style-name="T1"/></text:p>
      <text:p text:style-name="P3"><text:span text:style-name="T1">12. Forgiveness &amp; recovery</text:span></text:p>
      <text:p text:style-name="P3"><text:span text:style-name="T1">-Protect against catastrophic errors</text:span></text:p>
      <text:p text:style-name="P3"><text:span text:style-name="T1">-When error occurs, provide a constructive message</text:span></text:p>
      <text:p text:style-name="P3"><text:span text:style-name="T1">-Prevent errors whenever possible</text:span></text:p>
      <text:p text:style-name="P3"><text:span text:style-name="T1">-Work should never be lost în case of user or system error</text:span></text:p>
      <text:p text:style-name="P3"><text:span text:style-name="T1"/></text:p>
      <text:p text:style-name="P3"><text:span text:style-name="T1">13.Predictability</text:span></text:p>
      <text:p text:style-name="P3"><text:span text:style-name="T1">-User should be able to anticipate natural progression în the task</text:span></text:p>
      <text:p text:style-name="P3"><text:span text:style-name="T1">-Important for applications where series of steps needs to be done</text:span></text:p>
      <text:p text:style-name="P3"><text:span text:style-name="T1">-Context is important</text:span></text:p>
      <text:p text:style-name="P3"><text:span text:style-name="T1"/></text:p>
      <text:p text:style-name="P3"><text:span text:style-name="T1">14.Responsivess</text:span></text:p>
      <text:p text:style-name="P3"><text:span text:style-name="T1">-Response time shoudl be consistent, logical and not vary considerably for similar functions</text:span></text:p>
      <text:p text:style-name="P3"><text:span text:style-name="T1">-Classic client system are often faster than online ones but users seem to expect delays</text:span></text:p>
      <text:p text:style-name="P3"><text:span text:style-name="T1"/></text:p>
      <text:p text:style-name="P3"><text:span text:style-name="T1">15.Simplicity</text:span></text:p>
      <text:p text:style-name="P3"><text:span text:style-name="T1">-Create aș simple GUIs aș possilbe</text:span></text:p>
      <text:p text:style-name="P3"><text:span text:style-name="T1">-Provide defaults</text:span></text:p>
      <text:p text:style-name="P3"><text:soft-page-break/><text:span text:style-name="T1">-Reduce screen complexity</text:span></text:p>
      <text:p text:style-name="P3"><text:span text:style-name="T1"/></text:p>
      <text:p text:style-name="P3"><text:span text:style-name="T1">16.Transprency</text:span></text:p>
      <text:p text:style-name="P3"><text:span text:style-name="T1">-Permit the user to focus on the task</text:span></text:p>
      <text:p text:style-name="P3"><text:span text:style-name="T1">-No silent action ( doing somethin important without user being informed)</text:span></text:p>
      <text:p text:style-name="P3"><text:span text:style-name="T1"/></text:p>
      <text:p text:style-name="P3"><text:span text:style-name="T1">17.Trade-offs</text:span></text:p>
      <text:p text:style-name="P3"><text:span text:style-name="T1">- Final GUI wil be based on trades-offs, often balancing conflicting desing points</text:span></text:p>
      <text:p text:style-name="P3"><text:span text:style-name="T1">-User requirements alwas come above techincal</text:span></text:p>
      <text:p text:style-name="P3"><text:span text:style-name="T1"/></text:p>
      <text:p text:style-name="P3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9:09:53.884520219</meta:creation-date>
    <dc:date>2020-01-17T19:42:49.525186130</dc:date>
    <meta:editing-duration>PT10M15S</meta:editing-duration>
    <meta:editing-cycles>1</meta:editing-cycles>
    <meta:document-statistic meta:table-count="0" meta:image-count="0" meta:object-count="0" meta:page-count="4" meta:paragraph-count="114" meta:word-count="884" meta:character-count="5486" meta:non-whitespace-character-count="4694"/>
    <meta:generator>LibreOffice/6.2.6.2$Linux_X86_64 LibreOffice_project/20$Build-2</meta:generator>
  </office:meta>
</office:document-meta>
</file>